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10"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style:font-name="Georgia" fo:font-size="10.5pt" style:font-size-asian="10.5pt" style:font-size-complex="10.5pt"/>
    </style:style>
    <style:style style:name="P11" style:family="paragraph" style:parent-style-name="Standard">
      <style:paragraph-properties fo:margin-left="0in" fo:margin-right="0in" fo:margin-top="0in" fo:margin-bottom="0in" fo:line-height="100%" fo:text-indent="0in" style:auto-text-indent="false"/>
      <style:text-properties fo:color="#000000" style:font-name="Georgia" fo:font-size="10.5pt" style:text-underline-style="solid" style:text-underline-width="auto" style:text-underline-color="font-color" fo:font-weight="normal" style:font-size-asian="10.5pt" style:font-weight-asian="normal" style:font-size-complex="10.5pt" style:font-weight-complex="normal"/>
    </style:style>
    <style:style style:name="P12"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fo:font-size="10.5pt" style:font-size-asian="10.5pt" style:font-size-complex="10.5pt"/>
    </style:style>
    <style:style style:name="P13" style:family="paragraph" style:parent-style-name="Standard">
      <style:paragraph-properties fo:margin-left="0in" fo:margin-right="0in" fo:margin-top="0in" fo:margin-bottom="0in" fo:line-height="100%" fo:text-indent="0in" style:auto-text-indent="false"/>
      <style:text-properties fo:color="#000000" fo:font-size="10.5pt" fo:font-weight="normal" style:font-size-asian="10.5pt" style:font-weight-asian="normal" style:font-size-complex="10.5pt" style:font-weight-complex="normal"/>
    </style:style>
    <style:style style:name="P14" style:family="paragraph" style:parent-style-name="Standard">
      <style:paragraph-properties fo:margin-left="0in" fo:margin-right="0in" fo:margin-top="0in" fo:margin-bottom="0in" fo:line-height="100%" fo:text-indent="0in" style:auto-text-indent="false"/>
      <style:text-properties fo:font-size="10.5pt" style:font-size-asian="10.5pt" style:font-size-complex="10.5pt"/>
    </style:style>
    <style:style style:name="P15" style:family="paragraph" style:parent-style-name="Standard">
      <style:paragraph-properties fo:margin-top="0in" fo:margin-bottom="0in" fo:line-height="100%"/>
      <style:text-properties style:font-name="Georgia" fo:font-size="10.5pt" style:font-size-asian="10.5pt" style:font-size-complex="10.5pt"/>
    </style:style>
    <style:style style:name="P1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font-weight="bold" style:font-weight-asian="bold" style:font-name-complex="Times New Roman1"/>
    </style:style>
    <style:style style:name="T4" style:family="text">
      <style:text-properties style:font-name="Georgia" fo:font-weight="bold" style:font-name-asian="Georgia" style:font-weight-asian="bold" style:font-name-complex="Georgia" style:font-weight-complex="bold"/>
    </style:style>
    <style:style style:name="T5" style:family="text">
      <style:text-properties style:font-name="Georgia" style:font-name-complex="Times New Roman1"/>
    </style:style>
    <style:style style:name="T6" style:family="text">
      <style:text-properties style:font-name="Georgia" fo:font-style="normal" style:font-name-asian="Georgia" style:font-style-asian="normal" style:font-name-complex="Georgia" style:font-style-complex="normal"/>
    </style:style>
    <style:style style:name="T7" style:family="text">
      <style:text-properties style:font-name="Georgia" fo:font-style="normal" style:text-underline-style="none" style:font-name-asian="Georgia" style:font-style-asian="normal" style:font-name-complex="Georgia" style:font-style-complex="normal"/>
    </style:style>
    <style:style style:name="T8" style:family="text">
      <style:text-properties style:font-name="Georgia" fo:font-style="normal" fo:font-weight="bold" style:font-name-asian="Georgia" style:font-style-asian="normal" style:font-weight-asian="bold" style:font-name-complex="Georgia" style:font-style-complex="normal" style:font-weight-complex="bold"/>
    </style:style>
    <style:style style:name="T9" style:family="text">
      <style:text-properties style:font-name="Georgia" fo:font-style="italic" style:font-name-asian="Georgia" style:font-style-asian="italic" style:font-name-complex="Georgia" style:font-style-complex="italic"/>
    </style:style>
    <style:style style:name="T10" style:family="text">
      <style:text-properties style:font-name="Georgia" fo:font-style="italic" style:text-underline-style="none" style:font-name-asian="Georgia" style:font-style-asian="italic" style:font-name-complex="Georgia" style:font-style-complex="italic"/>
    </style:style>
    <style:style style:name="T11" style:family="text">
      <style:text-properties style:font-name="Georgia" style:text-underline-style="solid" style:text-underline-width="auto" style:text-underline-color="font-color" fo:font-weight="bold" style:font-name-asian="Georgia" style:font-weight-asian="bold" style:font-name-complex="Georgia" style:font-weight-complex="bold"/>
    </style:style>
    <style:style style:name="T12" style:family="text">
      <style:text-properties style:font-name="Georgia" style:text-underline-style="solid" style:text-underline-width="auto" style:text-underline-color="font-color" fo:font-weight="bold" style:font-weight-asian="bold" style:font-weight-complex="bold"/>
    </style:style>
    <style:style style:name="T13" style:family="text">
      <style:text-properties style:font-name="Georgia" style:font-name-asian="Georgia" style:font-name-complex="Georgia"/>
    </style:style>
    <style:style style:name="T14" style:family="text">
      <style:text-properties style:font-name="Georgia" style:text-underline-style="none"/>
    </style:style>
    <style:style style:name="T15" style:family="text">
      <style:text-properties style:font-name="Georgia" style:text-underline-style="none" fo:font-weight="bold" style:font-weight-asian="bold" style:font-weight-complex="bold"/>
    </style:style>
    <style:style style:name="T16" style:family="text">
      <style:text-properties fo:color="#000000" style:font-name="Georgia" style:font-name-asian="Georgia" style:font-name-complex="Georgia"/>
    </style:style>
    <style:style style:name="T17" style:family="text">
      <style:text-properties style:text-underline-style="solid" style:text-underline-width="auto" style:text-underline-color="font-color" fo:font-weight="bold" style:font-weight-asian="bold" style:font-name-complex="Times New Roman1" style:font-weight-complex="bold"/>
    </style:style>
    <style:style style:name="T18" style:family="text">
      <style:text-properties style:text-underline-style="solid" style:text-underline-width="auto" style:text-underline-color="font-color" fo:font-weight="bold" style:font-name-asian="Georgia" style:font-weight-asian="bold" style:font-name-complex="Georgia" style:font-weight-complex="bold"/>
    </style:style>
    <style:style style:name="T19" style:family="text">
      <style:text-properties style:text-underline-style="none"/>
    </style:style>
    <style:style style:name="T20" style:family="text">
      <style:text-properties style:text-underline-style="none" style:font-name-complex="Times New Roman1"/>
    </style:style>
    <style:style style:name="T21" style:family="text">
      <style:text-properties style:text-underline-style="none" style:font-name-asian="Georgia" style:font-name-complex="Georgia"/>
    </style:style>
    <style:style style:name="T22" style:family="text">
      <style:text-properties style:text-underline-style="none" fo:font-weight="bold" style:font-weight-asian="bold" style:font-name-complex="Times New Roman1" style:font-weight-complex="bold"/>
    </style:style>
    <style:style style:name="T23" style:family="text">
      <style:text-properties style:text-underline-style="none" fo:font-weight="bold" style:font-name-asian="Georgia" style:font-weight-asian="bold" style:font-name-complex="Georgia" style:font-weight-complex="bold"/>
    </style:style>
    <style:style style:name="T24" style:family="text">
      <style:text-properties style:text-underline-style="none" fo:font-weight="normal" style:font-name-asian="Georgia" style:font-weight-asian="normal" style:font-name-complex="Georgia"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our Miracles of Pentecost</text:p>
      <text:p text:style-name="P1"/>
      <text:p text:style-name="P2"><text:span text:style-name="T1">Read:</text:span><text:span text:style-name="T2"> Acts 2:1-11; 41-47</text:span></text:p>
      <text:p text:style-name="P3"/>
      <text:p text:style-name="P14"><text:span text:style-name="T3">Text:</text:span><text:span text:style-name="T5"> </text:span><text:span text:style-name="T16">Acts 1:8 <text:s/>But ye shall receive power, after that the Holy Ghost is come upon you: and ye shall be witnesses unto me both in Jerusalem, and in all Judaea, and in Samaria, and unto the uttermost part of the earth. </text:span></text:p>
      <text:p text:style-name="P7"/>
      <text:h text:style-name="P4" text:outline-level="3"><text:span text:style-name="T1">Introduction:</text:span><text:span text:style-name="T2"> A-lot of preachers try to avoid passages of scripture that could engender controversy. We want everyone to love us and go home agreeing with us. This is a scripture that can cause some disagreement so let me carefully try and glean some eatable grain from this field in God's Word. I want to discuss four miracles that I find in these scriptures that we have read this morning. </text:span></text:h>
      <text:h text:style-name="P6" text:outline-level="3"><text:span text:style-name="T2"/></text:h>
      <text:h text:style-name="P8" text:outline-level="3"><text:span text:style-name="T17">I. Miracle of togetherness/unity</text:span><text:span text:style-name="T22">:</text:span><text:span text:style-name="T20"> This had not always been the case. There had been strife with them just as there is among Christians today. As they traveled with Christ and experienced His message and saw the miracles they were amazed. Later as He enabled them to see miracles at their own hand they began to compare themselves and Luke tells us in </text:span><text:span text:style-name="T21">22:24: “And there was also a strife among them, which of them should be accounted the greatest.” Some were jealous, some were overcome with pride, and some were simple humble servants. </text:span></text:h>
      <text:h text:style-name="P8" text:outline-level="3"><text:span text:style-name="T21"><text:s text:c="2"/>In order for the New Testament Church to become what God wanted them to be they needed to be together and unified. Were there differences of style and substance among them? You Bet! Were there any differences in their understanding? You Bet! They came together with a united heart/ message that was about to change the world.</text:span></text:h>
      <text:p text:style-name="P15"/>
      <text:p text:style-name="P13"><text:span text:style-name="T11">II. Miracle of the controlled tongue</text:span><text:span text:style-name="T4">:</text:span><text:span text:style-name="T13"> James said: “But the tongue can no man tame; </text:span><text:span text:style-name="T9">it is</text:span><text:span text:style-name="T6"> an unruly evil, full of deadly poison.” Have you ever tried to control your tongue and find that something just slips out? Am I alone or does anyone here ever speak and wish they hadn't? Have you ever thought something through very carefully before you said it and it still came out all wrong?</text:span></text:p>
      <text:p text:style-name="P13"><text:span text:style-name="T6"><text:s text:c="2"/>On this day these 120 individuals exhibited tongues that were controlled by the Holy Ghost. They were speaking in languages that were different than the one that their mom taught them. They is no indication that they even knew what they were saying. But they were controlled <text:s/>by the Holy Ghost. 17 different people groups are listed as hearing the gospel in their own language. <text:s/>As one person spoke: everyone in their immediate area understood them in their own language. The language was a miracle but also many of the ears that were hearing were also experiencing a miracle. The words came out of the speaker in one language and into the ears of some of the hearers in another language. The message was not contingent on the speaker but it was contingent on the Holy Spirits power.</text:span></text:p>
      <text:p text:style-name="P13"><text:span text:style-name="T6"/></text:p>
      <text:p text:style-name="P13"><text:span text:style-name="T12">III. Miracle of the hearing ear</text:span><text:span text:style-name="T15">:</text:span><text:span text:style-name="T14"> </text:span><text:span text:style-name="T7">In Amos 8:11 God spoke and said: “Behold, the days come, saith the Lord GOD, that I will send a famine in the land, not a famine of bread, nor a thirst for water, but of hearing the words of the LORD:” That day had come. The hunger was great and now the bread of life was offered in a way that they could understand. Paul spoke to the Romans in 10:17: “So then faith </text:span><text:span text:style-name="T10">cometh</text:span><text:span text:style-name="T7"> by hearing, and hearing by the word of God.” Many times we are given a message that we fail to hear. There is the individual who fails to hear because they don't accept that the message is for themselves. There is the one who fails to hear because they are distracted. And there are some who chose not to listen. As a parent I can tell you that sometimes it is a miracle when my children actually hear what I say. Of all the miracles on the day of Pente-cost the miracle of the hearing ear might just be the greatest.</text:span></text:p>
      <text:p text:style-name="P13"><text:span text:style-name="T6"/></text:p>
      <text:p text:style-name="P10"><text:span text:style-name="T18">IV. Miracle of the giving heart</text:span><text:span text:style-name="T23">:</text:span><text:span text:style-name="T24"> One of the things that reveals a Spirit controlled life is the spirit of generosity. You can't fake this. Ananias &amp; Sapphira tried and came up lacking. As we read through this account there are many areas to focus on but I don't recall any preacher aiming in on the generous heart as a sign of being filled with the Holy Spirit and yet many times it is the most obvious change in the life of the believer. As aresult of the infilled life we see believers who see the needs of others and actually sell their possessions to meet those needs. They shared meals with some that they wouldn't have before Pentecost. They fellow-shipped and ministered to others in a way that revealed the love of Christ.</text:span></text:p>
      <text:p text:style-name="P10"><text:span text:style-name="T24"><text:s text:c="2"/></text:span></text:p>
      <text:p text:style-name="P12"><text:span text:style-name="T8">Conclude:</text:span><text:span text:style-name="T6"> As a result of these four miracles we see a fifth miracle and this is the daily growth of the church. There were 3000 added that day and daily growth afterward. As the saints were growing in the Holy Spirit they were expanding the church into all their world.</text:span></text:p>
      <text:p text:style-name="P12"><text:span text:style-name="T6"><text:s text:c="2"/>As I was preparing this message I realized that if I can operate as the disciples did that day then God can preach through me a message into your heart that meets your personal need even though I have no idea what It is. He can cause words to come out of my mouth one way but go into your ears another way. The Holy Spirit is able to meet every need here this morning. He can bring a personal message to you in a language that you understand and the person next to you can hear exactly what they need even though it is not anything like what you need. </text:span></text:p>
      <text:p text:style-name="P12"><text:span text:style-name="T6"><text:s text:c="2"/>How about it? Would you stand with me and let's ask God to do it again?</text:span></text:p>
      <text:p text:style-name="P9"/>
      <text:p text:style-name="P11"><text:span text:style-name="T19"/></text:p>
      <text:p text:style-name="P4"><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7-03-25T10:56:13</dc:date>
    <meta:editing-duration>PT2H5M48S</meta:editing-duration>
    <meta:generator>OpenOffice/4.1.2$Win32 OpenOffice.org_project/412m3$Build-9782</meta:generator>
    <meta:document-statistic meta:table-count="0" meta:image-count="0" meta:object-count="0" meta:page-count="1" meta:paragraph-count="14" meta:word-count="972" meta:character-count="52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